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5ebd" officeooo:paragraph-rsid="00085ebd"/>
    </style:style>
    <style:style style:name="P2" style:family="paragraph" style:parent-style-name="Standard">
      <style:text-properties officeooo:rsid="00097f4f" officeooo:paragraph-rsid="00097f4f"/>
    </style:style>
    <style:style style:name="T1" style:family="text">
      <style:text-properties officeooo:rsid="00085e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Login : </text:span><text:a xlink:type="simple" xlink:href="mailto:lucien_bruzzese@msn.com" text:style-name="Internet_20_link" text:visited-style-name="Visited_20_Internet_20_Link">lucien_bruzzese@msn.com</text:a></text:p>
      <text:p text:style-name="P1">mdp : 27121986a</text:p>
      <text:p text:style-name="P2">bdd : prestashop.sql</text:p>
      <text:p text:style-name="P2">user : root</text:p>
      <text:p text:style-name="P2">pas de pw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5T05:09:07.051000000</dc:date>
    <meta:editing-duration>PT2M42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5" meta:word-count="15" meta:character-count="86" meta:non-whitespace-character-count="76"/>
  </office:meta>
</office:document-meta>
</file>